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Income group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les</text:p>
            <text:p>Overweight</text:p>
            <text:p>(BMI 25-29.9kg/m²)</text:p>
          </table:table-cell>
          <table:table-cell table:style-name="ce1" office:value-type="string" calcext:value-type="string">
            <text:p>Males</text:p>
            <text:p>Obesity</text:p>
            <text:p>(BMI ≥30kg/m²)</text:p>
          </table:table-cell>
          <table:table-cell table:style-name="ce1" office:value-type="string" calcext:value-type="string">
            <text:p>Females</text:p>
            <text:p>Overweight</text:p>
            <text:p>(BMI 25-29.9kg/m²)</text:p>
          </table:table-cell>
          <table:table-cell table:style-name="ce1" office:value-type="string" calcext:value-type="string">
            <text:p>Females</text:p>
            <text:p>Obesity</text:p>
            <text:p>(BMI ≥30kg/m²)</text:p>
          </table:table-cell>
          <table:table-cell table:style-name="ce1" office:value-type="string" calcext:value-type="string">
            <text:p>All adults</text:p>
            <text:p>Overweight</text:p>
            <text:p>(BMI 25-29.9kg/m²)</text:p>
          </table:table-cell>
          <table:table-cell table:style-name="ce1" office:value-type="string" calcext:value-type="string">
            <text:p>All adults</text:p>
            <text:p>Obesity</text:p>
            <text:p>(BMI ≥30kg/m²)</text:p>
          </table:table-cell>
        </table:table-row>
        <table:table-row table:style-name="ro2">
          <table:table-cell office:value-type="string" calcext:value-type="string">
            <text:p><text:a xlink:href="https://data.worldobesity.org/country/afghanistan-1/#data_prevalence" xlink:type="simple">Afghanistan</text:a></text:p>
          </table:table-cell>
          <table:table-cell office:value-type="string" calcext:value-type="string">
            <text:p>Low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7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lbania-2/#data_prevalence" xlink:type="simple">Alban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2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lgeria-3/#data_prevalence" xlink:type="simple">Algeri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21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merican-samoa-249/#data_prevalence" xlink:type="simple">American Samo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7.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.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ndorra-4/#data_prevalence" xlink:type="simple">Andorr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75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13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ngola-5/#data_prevalence" xlink:type="simple">Angol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6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nguilla-253/#data_prevalence" xlink:type="simple">Anguilla</text:a>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46.5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38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ntigua-and-barbuda-6/#data_prevalence" xlink:type="simple">Antigua and Barbuda</text:a></text:p>
          </table:table-cell>
          <table:table-cell office:value-type="string" calcext:value-type="string">
            <text:p>High income</text:p>
          </table:table-cell>
          <table:table-cell office:value-type="float" office:value="1993" calcext:value-type="float">
            <text:p>1993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3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rgentina-7/#data_prevalence" xlink:type="simple">Argentin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7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2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rmenia-8/#data_prevalence" xlink:type="simple">Armen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9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ruba-9/#data_prevalence" xlink:type="simple">Aruba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5.80</text:p>
          </table:table-cell>
          <table:table-cell office:value-type="string" calcext:value-type="string">
            <text:p>42.8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5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ustralia-10/#data_prevalence" xlink:type="simple">Australi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1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austria-11/#data_prevalence" xlink:type="simple">Austr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7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7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azerbaijan-12/#data_prevalence" xlink:type="simple">Azerbaijan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8.8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20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ahamas-14/#data_prevalence" xlink:type="simple">Bahamas</text:a></text:p>
          </table:table-cell>
          <table:table-cell office:value-type="string" calcext:value-type="string">
            <text:p>High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54.8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43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ahrain-15/#data_prevalence" xlink:type="simple">Bahrain</text:a></text:p>
          </table:table-cell>
          <table:table-cell office:value-type="string" calcext:value-type="string">
            <text:p>High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7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6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angladesh-16/#data_prevalence" xlink:type="simple">Bangladesh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: 20+; F: 20-49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8.4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barbados-17/#data_prevalence" xlink:type="simple">Barbados</text:a></text:p>
          </table:table-cell>
          <table:table-cell office:value-type="string" calcext:value-type="string">
            <text:p>High inco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43.4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33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elarus-18/#data_prevalence" xlink:type="simple">Belarus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elgium-19/#data_prevalence" xlink:type="simple">Belgium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1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15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elize-20/#data_prevalence" xlink:type="simple">Belize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9.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0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enin-21/#data_prevalence" xlink:type="simple">Benin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9.4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benin-21/#data_prevalence" xlink:type="simple">Beni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7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ermuda-22/#data_prevalence" xlink:type="simple">Bermud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.6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40.20</text:p>
          </table:table-cell>
          <table:table-cell office:value-type="string" calcext:value-type="string">
            <text:p>34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hutan-23/#data_prevalence" xlink:type="simple">Bhu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9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12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olivia-24/#data_prevalence" xlink:type="simple">Boliv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9.1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37.10</text:p>
          </table:table-cell>
          <table:table-cell office:value-type="string" calcext:value-type="string">
            <text:p>26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osnia-and-herzegovina-25/#data_prevalence" xlink:type="simple">Bosnia and Herzegovin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49.9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22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otswana-26/#data_prevalence" xlink:type="simple">Botswan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9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11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brazil-27/#data_prevalence" xlink:type="simple">Brazil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37.10</text:p>
          </table:table-cell>
          <table:table-cell office:value-type="string" calcext:value-type="string">
            <text:p>24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ritish-virgin-islands-29/#data_prevalence" xlink:type="simple">British Virgin Islands</text:a>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43.90</text:p>
          </table:table-cell>
          <table:table-cell office:value-type="string" calcext:value-type="string">
            <text:p>39.20</text:p>
          </table:table-cell>
          <table:table-cell office:value-type="string" calcext:value-type="string">
            <text:p>35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runei-darussalam-30/#data_prevalence" xlink:type="simple">Brunei Darussalam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28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ulgaria-31/#data_prevalence" xlink:type="simple">Bulgar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.70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11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urkina-faso-32/#data_prevalence" xlink:type="simple">Burkina Faso</text:a></text:p>
          </table:table-cell>
          <table:table-cell office:value-type="string" calcext:value-type="string">
            <text:p>Low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burkina-faso-32/#data_prevalence" xlink:type="simple">Burkina Faso</text:a></text:p>
          </table:table-cell>
          <table:table-cell office:value-type="string" calcext:value-type="string">
            <text:p>Low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4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burundi-33/#data_prevalence" xlink:type="simple">Burundi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1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abo-verde-37/#data_prevalence" xlink:type="simple">Cabo Verde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4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ambodia-34/#data_prevalence" xlink:type="simple">Cambodi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6.3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ambodia-34/#data_prevalence" xlink:type="simple">Cambod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ameroon-35/#data_prevalence" xlink:type="simple">Cameroo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3.6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ameroon-35/#data_prevalence" xlink:type="simple">Cameroo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eg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.6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13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anada-36/#data_prevalence" xlink:type="simple">Canad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2-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79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33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anary-islands-sp-47/#data_prevalence" xlink:type="simple">Canary Islands (Sp.)</text:a></text:p>
          </table:table-cell>
          <table:table-cell table:style-name="ce3"/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.93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ayman-islands-38/#data_prevalence" xlink:type="simple">Cayman Islands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2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entral-african-republic-39/#data_prevalence" xlink:type="simple">Central African Republic</text:a></text:p>
          </table:table-cell>
          <table:table-cell office:value-type="string" calcext:value-type="string">
            <text:p>Low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9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had-40/#data_prevalence" xlink:type="simple">Chad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5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chad-40/#data_prevalence" xlink:type="simple">Chad</text:a></text:p>
          </table:table-cell>
          <table:table-cell office:value-type="string" calcext:value-type="string">
            <text:p>Low incom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3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hile-41/#data_prevalence" xlink:type="simple">Chile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.3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36.40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39.80</text:p>
          </table:table-cell>
          <table:table-cell office:value-type="string" calcext:value-type="string">
            <text:p>34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hina-42/#data_prevalence" xlink:type="simple">Chin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59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6.51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lombia-43/#data_prevalence" xlink:type="simple">Colombi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37.2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18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moros-44/#data_prevalence" xlink:type="simple">Comoros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11.8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moros-44/#data_prevalence" xlink:type="simple">Comoros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13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ngo-45/#data_prevalence" xlink:type="simple">Congo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1-201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8.8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ngo-45/#data_prevalence" xlink:type="simple">Congo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ook-islands-46/#data_prevalence" xlink:type="simple">Cook Islands</text:a></text:p>
          </table:table-cell>
          <table:table-cell table:style-name="ce3"/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74.2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76.8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75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osta-rica-49/#data_prevalence" xlink:type="simple">Costa Rica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08-200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64</text:p>
          </table:table-cell>
          <table:table-cell office:value-type="string" calcext:value-type="string">
            <text:p>43.5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25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te-divoire-50/#data_prevalence" xlink:type="simple">Cote d'Ivoir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14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cote-divoire-50/#data_prevalence" xlink:type="simple">Cote d'Ivoir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roatia-51/#data_prevalence" xlink:type="simple">Croat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.3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16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cuba-52/#data_prevalence" xlink:type="simple">Cub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15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yprus-53/#data_prevalence" xlink:type="simple">Cyprus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27.10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13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czechia-54/#data_prevalence" xlink:type="simple">Czech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.5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38.70</text:p>
          </table:table-cell>
          <table:table-cell office:value-type="string" calcext:value-type="string">
            <text:p>17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democratic-republic-of-congo-48/#data_prevalence" xlink:type="simple">Democratic Republic of Congo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4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denmark-55/#data_prevalence" xlink:type="simple">Denmark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8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dominica-57/#data_prevalence" xlink:type="simple">Dominic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07-200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0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dominican-republic-58/#data_prevalence" xlink:type="simple">Dominican Republic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16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cuador-59/#data_prevalence" xlink:type="simple">Ecuador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25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gypt-60/#data_prevalence" xlink:type="simple">Egypt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55.8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egypt-60/#data_prevalence" xlink:type="simple">Egypt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9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48.8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35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l-salvador-61/#data_prevalence" xlink:type="simple">El Salvador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5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36.6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27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england-240/#data_prevalence" xlink:type="simple">England</text:a></text:p>
          </table:table-cell>
          <table:table-cell table:style-name="ce3"/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29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quatorial-guinea-62/#data_prevalence" xlink:type="simple">Equatorial Guine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: 15-59; F: 15-49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eritrea-63/#data_prevalence" xlink:type="simple">Eritrea</text:a></text:p>
          </table:table-cell>
          <table:table-cell office:value-type="string" calcext:value-type="string">
            <text:p>Low incom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3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estonia-64/#data_prevalence" xlink:type="simple">Eston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22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swatini-206/#data_prevalence" xlink:type="simple">Eswatini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24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ethiopia-65/#data_prevalence" xlink:type="simple">Ethiopia</text:a></text:p>
          </table:table-cell>
          <table:table-cell office:value-type="string" calcext:value-type="string">
            <text:p>Low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: 15-59; F: 15-49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falkland-islands-islas-malvinas-66/#data_prevalence" xlink:type="simple">Falkland Islands (Islas Malvinas)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3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32.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federated-states-of-micronesia-68/#data_prevalence" xlink:type="simple">Federated States of Micrones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49.6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37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fiji-69/#data_prevalence" xlink:type="simple">Fiji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44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fiji-69/#data_prevalence" xlink:type="simple">Fiji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1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finland-70/#data_prevalence" xlink:type="simple">Finland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1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39.10</text:p>
          </table:table-cell>
          <table:table-cell office:value-type="string" calcext:value-type="string">
            <text:p>28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france-71/#data_prevalence" xlink:type="simple">France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.7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15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french-guiana-72/#data_prevalence" xlink:type="simple">French Guiana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9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french-polynesia-210/#data_prevalence" xlink:type="simple">French Polynesia</text:a></text:p>
          </table:table-cell>
          <table:table-cell office:value-type="string" calcext:value-type="string">
            <text:p>High inco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8.9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41.9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40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gabon-73/#data_prevalence" xlink:type="simple">Gabon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9-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16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ambia-74/#data_prevalence" xlink:type="simple">Gambia</text:a></text:p>
          </table:table-cell>
          <table:table-cell office:value-type="string" calcext:value-type="string">
            <text:p>Low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12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georgia-75/#data_prevalence" xlink:type="simple">Georg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3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ermany-76/#data_prevalence" xlink:type="simple">Germany</text:a></text:p>
          </table:table-cell>
          <table:table-cell office:value-type="string" calcext:value-type="string">
            <text:p>High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6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19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ghana-77/#data_prevalence" xlink:type="simple">Ghan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ibraltar-uk-78/#data_prevalence" xlink:type="simple">Gibraltar (UK)</text:a></text:p>
          </table:table-cell>
          <table:table-cell office:value-type="string" calcext:value-type="string">
            <text:p>High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.1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28.80</text:p>
          </table:table-cell>
          <table:table-cell office:value-type="string" calcext:value-type="string">
            <text:p>36.80</text:p>
          </table:table-cell>
          <table:table-cell office:value-type="string" calcext:value-type="string">
            <text:p>28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reece-80/#data_prevalence" xlink:type="simple">Greece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8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42.90</text:p>
          </table:table-cell>
          <table:table-cell office:value-type="string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reenland-81/#data_prevalence" xlink:type="simple">Greenland</text:a></text:p>
          </table:table-cell>
          <table:table-cell office:value-type="string" calcext:value-type="string">
            <text:p>High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grenada-82/#data_prevalence" xlink:type="simple">Grenad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0-201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36.6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25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guadeloupe-83/#data_prevalence" xlink:type="simple">Guadeloupe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9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guatemala-85/#data_prevalence" xlink:type="simple">Guatemal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26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guinea-86/#data_prevalence" xlink:type="simple">Guine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8.4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guyana-89/#data_prevalence" xlink:type="simple">Guyana</text:a></text:p>
          </table:table-cell>
          <table:table-cell office:value-type="string" calcext:value-type="string">
            <text:p>High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23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haiti-90/#data_prevalence" xlink:type="simple">Haiti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1.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honduras-91/#data_prevalence" xlink:type="simple">Honduras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1-201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22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hong-kong-92/#data_prevalence" xlink:type="simple">Hong Kong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0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84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6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hungary-93/#data_prevalence" xlink:type="simple">Hungary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7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6.20</text:p>
          </table:table-cell>
          <table:table-cell office:value-type="string" calcext:value-type="string">
            <text:p>22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iceland-94/#data_prevalence" xlink:type="simple">Iceland</text:a></text:p>
          </table:table-cell>
          <table:table-cell office:value-type="string" calcext:value-type="string">
            <text:p>High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.1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39.70</text:p>
          </table:table-cell>
          <table:table-cell office:value-type="string" calcext:value-type="string">
            <text:p>22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india-95/#data_prevalence" xlink:type="simple">Indi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9-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5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indonesia-96/#data_prevalence" xlink:type="simple">Indones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5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iran-97/#data_prevalence" xlink:type="simple">Iran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36.8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38.10</text:p>
          </table:table-cell>
          <table:table-cell office:value-type="string" calcext:value-type="string">
            <text:p>25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iraq-98/#data_prevalence" xlink:type="simple">Iraq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33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ireland-99/#data_prevalence" xlink:type="simple">Ireland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21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isle-of-man-100/#data_prevalence" xlink:type="simple">Isle of Man</text:a></text:p>
          </table:table-cell>
          <table:table-cell office:value-type="string" calcext:value-type="string">
            <text:p>High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6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6.40</text:p>
          </table:table-cell>
          <table:table-cell office:value-type="string" calcext:value-type="string">
            <text:p>29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israel-101/#data_prevalence" xlink:type="simple">Israel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8-2020</text:p>
          </table:table-cell>
          <table:table-cell office:value-type="string" calcext:value-type="string">
            <text:p>Nation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3.0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8.30</text:p>
          </table:table-cell>
          <table:table-cell office:value-type="string" calcext:value-type="string">
            <text:p>17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italy-102/#data_prevalence" xlink:type="simple">Italy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0.7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4.6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0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jamaica-103/#data_prevalence" xlink:type="simple">Jamaic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75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28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japan-105/#data_prevalence" xlink:type="simple">Japan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4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jersey-107/#data_prevalence" xlink:type="simple">Jersey</text:a></text:p>
          </table:table-cell>
          <table:table-cell table:style-name="ce3"/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8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jordan-109/#data_prevalence" xlink:type="simple">Jord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1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jordan-109/#data_prevalence" xlink:type="simple">Jord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90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36.1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48.20</text:p>
          </table:table-cell>
          <table:table-cell office:value-type="string" calcext:value-type="string">
            <text:p>44.70</text:p>
          </table:table-cell>
          <table:table-cell office:value-type="string" calcext:value-type="string">
            <text:p>32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kazakhstan-111/#data_prevalence" xlink:type="simple">Kazakhstan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8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23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kenya-113/#data_prevalence" xlink:type="simple">Keny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10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kiribati-112/#data_prevalence" xlink:type="simple">Kiribati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uth Tarawa and Butaritari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56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kiribati-112/#data_prevalence" xlink:type="simple">Kiribati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28.70</text:p>
          </table:table-cell>
          <table:table-cell office:value-type="string" calcext:value-type="string">
            <text:p>55.6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45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kuwait-115/#data_prevalence" xlink:type="simple">Kuwait</text:a></text:p>
          </table:table-cell>
          <table:table-cell office:value-type="string" calcext:value-type="string">
            <text:p>High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33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kyrgyzstan-116/#data_prevalence" xlink:type="simple">Kyrgyz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17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kyrgyzstan-116/#data_prevalence" xlink:type="simple">Kyrgyz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23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laos-117/#data_prevalence" xlink:type="simple">Laos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5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latvia-118/#data_prevalence" xlink:type="simple">Latv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2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37.10</text:p>
          </table:table-cell>
          <table:table-cell office:value-type="string" calcext:value-type="string">
            <text:p>23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lebanon-119/#data_prevalence" xlink:type="simple">Lebano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25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lebanon-119/#data_prevalence" xlink:type="simple">Lebanon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4.7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27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lesotho-120/#data_prevalence" xlink:type="simple">Lesotho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35.4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liberia-121/#data_prevalence" xlink:type="simple">Liberia</text:a></text:p>
          </table:table-cell>
          <table:table-cell office:value-type="string" calcext:value-type="string">
            <text:p>Low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9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libya-122/#data_prevalence" xlink:type="simple">Liby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28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lithuania-124/#data_prevalence" xlink:type="simple">Lithuan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.1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38.20</text:p>
          </table:table-cell>
          <table:table-cell office:value-type="string" calcext:value-type="string">
            <text:p>20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luxembourg-125/#data_prevalence" xlink:type="simple">Luxembourg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9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17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dagascar-127/#data_prevalence" xlink:type="simple">Madagascar</text:a></text:p>
          </table:table-cell>
          <table:table-cell office:value-type="string" calcext:value-type="string">
            <text:p>Low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lawi-129/#data_prevalence" xlink:type="simple">Malawi</text:a></text:p>
          </table:table-cell>
          <table:table-cell office:value-type="string" calcext:value-type="string">
            <text:p>Low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g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7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laysia-130/#data_prevalence" xlink:type="simple">Malays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21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ldives-131/#data_prevalence" xlink:type="simple">Maldives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9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18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li-132/#data_prevalence" xlink:type="simple">Mali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12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lta-133/#data_prevalence" xlink:type="simple">Malt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36.30</text:p>
          </table:table-cell>
          <table:table-cell office:value-type="string" calcext:value-type="string">
            <text:p>26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rshall-islands-134/#data_prevalence" xlink:type="simple">Marshall Islands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43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rshall-islands-134/#data_prevalence" xlink:type="simple">Marshall Islands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45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rshall-islands-134/#data_prevalence" xlink:type="simple">Marshall Islands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37.1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31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rtinique-135/#data_prevalence" xlink:type="simple">Martinique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0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uritania-136/#data_prevalence" xlink:type="simple">Mauritani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9-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26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uritania-136/#data_prevalence" xlink:type="simple">Mauritan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20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auritius-137/#data_prevalence" xlink:type="simple">Mauritius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30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19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mayotte-138/#data_prevalence" xlink:type="simple">Mayotte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exico-139/#data_prevalence" xlink:type="simple">Mexico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36.10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41.60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38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oldova-141/#data_prevalence" xlink:type="simple">Moldov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9.4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41.20</text:p>
          </table:table-cell>
          <table:table-cell office:value-type="string" calcext:value-type="string">
            <text:p>22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ongolia-143/#data_prevalence" xlink:type="simple">Mongol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9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8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ontenegro-145/#data_prevalence" xlink:type="simple">Montenegro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.70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7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orocco-146/#data_prevalence" xlink:type="simple">Morocco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0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mozambique-147/#data_prevalence" xlink:type="simple">Mozambique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9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mozambique-147/#data_prevalence" xlink:type="simple">Mozambique</text:a></text:p>
          </table:table-cell>
          <table:table-cell office:value-type="string" calcext:value-type="string">
            <text:p>Low income</text:p>
          </table:table-cell>
          <table:table-cell office:value-type="float" office:value="2014" calcext:value-type="float">
            <text:p>2014</text:p>
          </table:table-cell>
          <table:table-cell table:style-name="ce3"/>
          <table:table-cell office:value-type="string" calcext:value-type="string">
            <text:p>25-64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9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myanmar-148/#data_prevalence" xlink:type="simple">Myanmar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namibia-149/#data_prevalence" xlink:type="simple">Namib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13.30</text:p>
          </table:table-cell>
          <table:table-cell office:value-type="string" calcext:value-type="string">
            <text:p>8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auru-150/#data_prevalence" xlink:type="simple">Nauru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60.6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nauru-150/#data_prevalence" xlink:type="simple">Nauru</text:a></text:p>
          </table:table-cell>
          <table:table-cell office:value-type="string" calcext:value-type="string">
            <text:p>High incom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55.7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60.5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58.10</text:p>
          </table:table-cell>
        </table:table-row>
        <table:table-row table:style-name="ro3">
          <table:table-cell office:value-type="string" calcext:value-type="string">
            <text:p><text:a xlink:href="https://data.worldobesity.org/country/nepal-151/#data_prevalence" xlink:type="simple">Nepal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7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etherlands-153/#data_prevalence" xlink:type="simple">Netherlands</text:a></text:p>
          </table:table-cell>
          <table:table-cell office:value-type="string" calcext:value-type="string">
            <text:p>High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.7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ew-caledonia-154/#data_prevalence" xlink:type="simple">New Caledonia</text:a></text:p>
          </table:table-cell>
          <table:table-cell office:value-type="string" calcext:value-type="string">
            <text:p>High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8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ew-zealand-155/#data_prevalence" xlink:type="simple">New Zealand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.20</text:p>
          </table:table-cell>
          <table:table-cell office:value-type="string" calcext:value-type="string">
            <text:p>32.7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33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nicaragua-156/#data_prevalence" xlink:type="simple">Nicaragu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07-2009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20-6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34.7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iger-157/#data_prevalence" xlink:type="simple">Niger</text:a></text:p>
          </table:table-cell>
          <table:table-cell office:value-type="string" calcext:value-type="string">
            <text:p>Low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4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nigeria-158/#data_prevalence" xlink:type="simple">Niger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8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nigeria-158/#data_prevalence" xlink:type="simple">Nigeri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1991-1994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iue-159/#data_prevalence" xlink:type="simple">Niue</text:a></text:p>
          </table:table-cell>
          <table:table-cell table:style-name="ce3"/>
          <table:table-cell office:value-type="string" calcext:value-type="string">
            <text:p>2011-2012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59.20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61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north-macedonia-126/#data_prevalence" xlink:type="simple">North Macedon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3.30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37.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45.20</text:p>
          </table:table-cell>
          <table:table-cell office:value-type="string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orthern-ireland-242/#data_prevalence" xlink:type="simple">Northern Ireland</text:a></text:p>
          </table:table-cell>
          <table:table-cell table:style-name="ce3"/>
          <table:table-cell office:value-type="string" calcext:value-type="string">
            <text:p>2019-2020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.3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27.1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27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orthern-mariana-islands-162/#data_prevalence" xlink:type="simple">Northern Mariana Islands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41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norway-163/#data_prevalence" xlink:type="simple">Norway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36.70</text:p>
          </table:table-cell>
          <table:table-cell office:value-type="string" calcext:value-type="string">
            <text:p>16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oman-165/#data_prevalence" xlink:type="simple">Oman</text:a></text:p>
          </table:table-cell>
          <table:table-cell office:value-type="string" calcext:value-type="string">
            <text:p>High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9.3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0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akistan-167/#data_prevalence" xlink:type="simple">Paki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3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pakistan-167/#data_prevalence" xlink:type="simple">Pakistan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26.1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alau-166/#data_prevalence" xlink:type="simple">Palau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42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alau-166/#data_prevalence" xlink:type="simple">Palau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1-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40.3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5.4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2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alestine-164/#data_prevalence" xlink:type="simple">Palestin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8.8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31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anama-168/#data_prevalence" xlink:type="simple">Panama</text:a></text:p>
          </table:table-cell>
          <table:table-cell office:value-type="string" calcext:value-type="string">
            <text:p>High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42.30</text:p>
          </table:table-cell>
          <table:table-cell office:value-type="string" calcext:value-type="string">
            <text:p>36.40</text:p>
          </table:table-cell>
          <table:table-cell office:value-type="string" calcext:value-type="string">
            <text:p>36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apua-new-guinea-169/#data_prevalence" xlink:type="simple">Papua New Guinea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07-200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araguay-170/#data_prevalence" xlink:type="simple">Paraguay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74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23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eru-171/#data_prevalence" xlink:type="simple">Peru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.4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25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philippines-172/#data_prevalence" xlink:type="simple">Philippines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59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31.7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10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oland-173/#data_prevalence" xlink:type="simple">Poland</text:a></text:p>
          </table:table-cell>
          <table:table-cell office:value-type="string" calcext:value-type="string">
            <text:p>High income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8.8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41.90</text:p>
          </table:table-cell>
          <table:table-cell office:value-type="string" calcext:value-type="string">
            <text:p>13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ortugal-174/#data_prevalence" xlink:type="simple">Portugal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2.9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37.20</text:p>
          </table:table-cell>
          <table:table-cell office:value-type="string" calcext:value-type="string">
            <text:p>15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puerto-rico-175/#data_prevalence" xlink:type="simple">Puerto Rico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6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qatar-176/#data_prevalence" xlink:type="simple">Qatar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1.9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36.70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33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reunion-177/#data_prevalence" xlink:type="simple">Reunion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romania-178/#data_prevalence" xlink:type="simple">Roman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.1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41.4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49.40</text:p>
          </table:table-cell>
          <table:table-cell office:value-type="string" calcext:value-type="string">
            <text:p>10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russian-federation-179/#data_prevalence" xlink:type="simple">Russian Federation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0-2022</text:p>
          </table:table-cell>
          <table:table-cell office:value-type="string" calcext:value-type="string">
            <text:p>National (15 regions)</text:p>
          </table:table-cell>
          <table:table-cell office:value-type="string" calcext:value-type="string">
            <text:p>35-74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39.50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35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rwanda-180/#data_prevalence" xlink:type="simple">Rwanda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4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aint-kitts-and-nevis-181/#data_prevalence" xlink:type="simple">Saint Kitts and Nevis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07-200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36.2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45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aint-lucia-182/#data_prevalence" xlink:type="simple">Saint Luci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46.10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34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aint-vincent-and-the-grenadines-201/#data_prevalence" xlink:type="simple">Saint Vincent and the Grenadines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67.20</text:p>
          </table:table-cell>
          <table:table-cell office:value-type="string" calcext:value-type="string">
            <text:p>40.80</text:p>
          </table:table-cell>
          <table:table-cell office:value-type="string" calcext:value-type="string">
            <text:p>54.20</text:p>
          </table:table-cell>
          <table:table-cell office:value-type="string" calcext:value-type="string">
            <text:p>26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amoa-184/#data_prevalence" xlink:type="simple">Samo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6.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samoa-184/#data_prevalence" xlink:type="simple">Samo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44.8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68.6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55.8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ao-tome-and-principe-185/#data_prevalence" xlink:type="simple">Sao Tome and Princip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11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audi-arabia-186/#data_prevalence" xlink:type="simple">Saudi Arabia</text:a></text:p>
          </table:table-cell>
          <table:table-cell office:value-type="string" calcext:value-type="string">
            <text:p>High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3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45.10</text:p>
          </table:table-cell>
          <table:table-cell office:value-type="string" calcext:value-type="string">
            <text:p>23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cotland-239/#data_prevalence" xlink:type="simple">Scotland</text:a></text:p>
          </table:table-cell>
          <table:table-cell table:style-name="ce3"/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1.00</text:p>
          </table:table-cell>
          <table:table-cell table:number-columns-repeated="2" office:value-type="string" calcext:value-type="string">
            <text:p>34.00</text:p>
          </table:table-cell>
          <table:table-cell office:value-type="string" calcext:value-type="string">
            <text:p>32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enegal-187/#data_prevalence" xlink:type="simple">Senegal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6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enegal-187/#data_prevalence" xlink:type="simple">Senegal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0-201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3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erbia-188/#data_prevalence" xlink:type="simple">Serbi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70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40.90</text:p>
          </table:table-cell>
          <table:table-cell office:value-type="string" calcext:value-type="string">
            <text:p>11.7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eychelles-190/#data_prevalence" xlink:type="simple">Seychelles</text:a></text:p>
          </table:table-cell>
          <table:table-cell office:value-type="string" calcext:value-type="string">
            <text:p>High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74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48.6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8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ierra-leone-191/#data_prevalence" xlink:type="simple">Sierra Leone</text:a></text:p>
          </table:table-cell>
          <table:table-cell office:value-type="string" calcext:value-type="string">
            <text:p>Low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3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sierra-leone-191/#data_prevalence" xlink:type="simple">Sierra Leone</text:a></text:p>
          </table:table-cell>
          <table:table-cell office:value-type="string" calcext:value-type="string">
            <text:p>Low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3.4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3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ingapore-192/#data_prevalence" xlink:type="simple">Singapore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74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13.1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lovakia-193/#data_prevalence" xlink:type="simple">Slovak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.3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17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lovenia-194/#data_prevalence" xlink:type="simple">Sloveni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.8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4.20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17.9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olomon-islands-195/#data_prevalence" xlink:type="simple">Solomon Islands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omalia-196/#data_prevalence" xlink:type="simple">Somalia</text:a></text:p>
          </table:table-cell>
          <table:table-cell office:value-type="string" calcext:value-type="string">
            <text:p>Low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15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south-africa-197/#data_prevalence" xlink:type="simple">South Africa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21-2022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25.30</text:p>
          </table:table-cell>
          <table:table-cell office:value-type="string" calcext:value-type="string">
            <text:p>32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outh-korea-114/#data_prevalence" xlink:type="simple">South Korea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50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7.28</text:p>
          </table:table-cell>
        </table:table-row>
        <table:table-row table:style-name="ro2">
          <table:table-cell office:value-type="string" calcext:value-type="string">
            <text:p><text:a xlink:href="https://data.worldobesity.org/country/spain-199/#data_prevalence" xlink:type="simple">Spain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3-2024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39.80</text:p>
          </table:table-cell>
          <table:table-cell office:value-type="string" calcext:value-type="string">
            <text:p>15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ri-lanka-200/#data_prevalence" xlink:type="simple">Sri Lank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9.6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udan-202/#data_prevalence" xlink:type="simple">Sudan</text:a></text:p>
          </table:table-cell>
          <table:table-cell office:value-type="string" calcext:value-type="string">
            <text:p>Low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10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suriname-204/#data_prevalence" xlink:type="simple">Suriname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27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sweden-207/#data_prevalence" xlink:type="simple">Sweden</text:a></text:p>
          </table:table-cell>
          <table:table-cell office:value-type="string" calcext:value-type="string">
            <text:p>High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6-84</text:p>
          </table:table-cell>
          <table:table-cell office:value-type="string" calcext:value-type="string">
            <text:p>40.6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5.30</text:p>
          </table:table-cell>
          <table:table-cell office:value-type="string" calcext:value-type="string">
            <text:p>18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witzerland-208/#data_prevalence" xlink:type="simple">Switzerland</text:a></text:p>
          </table:table-cell>
          <table:table-cell office:value-type="string" calcext:value-type="string">
            <text:p>High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8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13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syrian-arab-republic-209/#data_prevalence" xlink:type="simple">Syrian Arab Republic</text:a></text:p>
          </table:table-cell>
          <table:table-cell office:value-type="string" calcext:value-type="string">
            <text:p>Low incom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65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8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taiwan-211/#data_prevalence" xlink:type="simple">Taiwan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taiwan-211/#data_prevalence" xlink:type="simple">Taiwan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03-2006</text:p>
          </table:table-cell>
          <table:table-cell office:value-type="string" calcext:value-type="string">
            <text:p>Nation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ajikistan-212/#data_prevalence" xlink:type="simple">Tajiki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70</text:p>
          </table:table-cell>
          <table:table-cell office:value-type="string" calcext:value-type="string">
            <text:p>18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tajikistan-212/#data_prevalence" xlink:type="simple">Tajikistan</text:a></text:p>
          </table:table-cell>
          <table:table-cell office:value-type="string" calcext:value-type="string">
            <text:p>Lower-middle income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13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anzania-213/#data_prevalence" xlink:type="simple">Tanzan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49</text:p>
          </table:table-cell>
          <table:table-cell office:value-type="string" calcext:value-type="string">
            <text:p>13.3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14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thailand-214/#data_prevalence" xlink:type="simple">Thailand</text:a></text:p>
          </table:table-cell>
          <table:table-cell office:value-type="string" calcext:value-type="string">
            <text:p>Upper-middle income</text:p>
          </table:table-cell>
          <table:table-cell office:value-type="string" calcext:value-type="string">
            <text:p>2019-2020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13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imor-leste-203/#data_prevalence" xlink:type="simple">Timor-Lest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1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togo-215/#data_prevalence" xlink:type="simple">Togo</text:a></text:p>
          </table:table-cell>
          <table:table-cell office:value-type="string" calcext:value-type="string">
            <text:p>Low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1.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a xlink:href="https://data.worldobesity.org/country/togo-215/#data_prevalence" xlink:type="simple">Togo</text:a></text:p>
          </table:table-cell>
          <table:table-cell office:value-type="string" calcext:value-type="string">
            <text:p>Low incom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tokelau-248/#data_prevalence" xlink:type="simple">Tokelau</text:a></text:p>
          </table:table-cell>
          <table:table-cell table:style-name="ce3"/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58.6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67.80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63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onga-216/#data_prevalence" xlink:type="simple">Tonga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2.80</text:p>
          </table:table-cell>
          <table:table-cell office:value-type="string" calcext:value-type="string">
            <text:p>66.8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82.8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77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trinidad-and-tobago-217/#data_prevalence" xlink:type="simple">Trinidad and Tobago</text:a></text:p>
          </table:table-cell>
          <table:table-cell office:value-type="string" calcext:value-type="string">
            <text:p>High income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24.9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39.3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31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unisia-218/#data_prevalence" xlink:type="simple">Tunis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20-6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22.7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turkey-219/#data_prevalence" xlink:type="simple">Turkey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25.4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urkmenistan-220/#data_prevalence" xlink:type="simple">Turkmenistan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15.00</text:p>
          </table:table-cell>
        </table:table-row>
        <table:table-row table:style-name="ro3">
          <table:table-cell office:value-type="string" calcext:value-type="string">
            <text:p><text:a xlink:href="https://data.worldobesity.org/country/tuvalu-222/#data_prevalence" xlink:type="simple">Tuvalu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70.7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55.2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62.20</text:p>
          </table:table-cell>
        </table:table-row>
        <table:table-row table:style-name="ro2">
          <table:table-cell office:value-type="string" calcext:value-type="string">
            <text:p><text:a xlink:href="https://data.worldobesity.org/country/uganda-223/#data_prevalence" xlink:type="simple">Uganda</text:a></text:p>
          </table:table-cell>
          <table:table-cell office:value-type="string" calcext:value-type="string">
            <text:p>Low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9.30</text:p>
          </table:table-cell>
        </table:table-row>
        <table:table-row table:style-name="ro3">
          <table:table-cell office:value-type="string" calcext:value-type="string">
            <text:p><text:a xlink:href="https://data.worldobesity.org/country/ukraine-224/#data_prevalence" xlink:type="simple">Ukraine</text:a></text:p>
          </table:table-cell>
          <table:table-cell office:value-type="string" calcext:value-type="string">
            <text:p>Upper-middle incom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24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united-arab-emirates-225/#data_prevalence" xlink:type="simple">United Arab Emirates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45.7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27.80</text:p>
          </table:table-cell>
        </table:table-row>
        <table:table-row table:style-name="ro2">
          <table:table-cell office:value-type="string" calcext:value-type="string">
            <text:p><text:a xlink:href="https://data.worldobesity.org/country/united-kingdom-226/#data_prevalence" xlink:type="simple">United Kingdom</text:a></text:p>
          </table:table-cell>
          <table:table-cell office:value-type="string" calcext:value-type="string">
            <text:p>High inco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5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35.60</text:p>
          </table:table-cell>
          <table:table-cell office:value-type="string" calcext:value-type="string">
            <text:p>20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united-states-227/#data_prevalence" xlink:type="simple">United States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21-2023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20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40.30</text:p>
          </table:table-cell>
        </table:table-row>
        <table:table-row table:style-name="ro2">
          <table:table-cell office:value-type="string" calcext:value-type="string">
            <text:p><text:a xlink:href="https://data.worldobesity.org/country/uruguay-228/#data_prevalence" xlink:type="simple">Uruguay</text:a></text:p>
          </table:table-cell>
          <table:table-cell office:value-type="string" calcext:value-type="string">
            <text:p>High income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64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25.1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23.70</text:p>
          </table:table-cell>
        </table:table-row>
        <table:table-row table:style-name="ro3">
          <table:table-cell office:value-type="string" calcext:value-type="string">
            <text:p><text:a xlink:href="https://data.worldobesity.org/country/uzbekistan-229/#data_prevalence" xlink:type="simple">Uzbeki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20</text:p>
          </table:table-cell>
          <table:table-cell office:value-type="string" calcext:value-type="string">
            <text:p>15.5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uzbekistan-229/#data_prevalence" xlink:type="simple">Uzbekistan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4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5.40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20.20</text:p>
          </table:table-cell>
        </table:table-row>
        <table:table-row table:style-name="ro3">
          <table:table-cell office:value-type="string" calcext:value-type="string">
            <text:p><text:a xlink:href="https://data.worldobesity.org/country/vanuatu-230/#data_prevalence" xlink:type="simple">Vanuatu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23.5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vanuatu-230/#data_prevalence" xlink:type="simple">Vanuatu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4.90</text:p>
          </table:table-cell>
        </table:table-row>
        <table:table-row table:style-name="ro2">
          <table:table-cell office:value-type="string" calcext:value-type="string">
            <text:p><text:a xlink:href="https://data.worldobesity.org/country/venezuela-231/#data_prevalence" xlink:type="simple">Venezuela</text:a></text:p>
          </table:table-cell>
          <table:table-cell table:style-name="ce3"/>
          <table:table-cell office:value-type="string" calcext:value-type="string">
            <text:p>2014-2017</text:p>
          </table:table-cell>
          <table:table-cell office:value-type="string" calcext:value-type="string">
            <text:p>Nati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2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24.60</text:p>
          </table:table-cell>
        </table:table-row>
        <table:table-row table:style-name="ro3">
          <table:table-cell office:value-type="string" calcext:value-type="string">
            <text:p><text:a xlink:href="https://data.worldobesity.org/country/vietnam-232/#data_prevalence" xlink:type="simple">Vietnam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https://data.worldobesity.org/country/wales-241/#data_prevalence" xlink:type="simple">Wales</text:a></text:p>
          </table:table-cell>
          <table:table-cell table:style-name="ce3"/>
          <table:table-cell office:value-type="string" calcext:value-type="string">
            <text:p>2022-2023</text:p>
          </table:table-cell>
          <table:table-cell office:value-type="string" calcext:value-type="string">
            <text:p>Nati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.2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35.20</text:p>
          </table:table-cell>
          <table:table-cell office:value-type="string" calcext:value-type="string">
            <text:p>26.00</text:p>
          </table:table-cell>
        </table:table-row>
        <table:table-row table:style-name="ro2">
          <table:table-cell office:value-type="string" calcext:value-type="string">
            <text:p><text:a xlink:href="https://data.worldobesity.org/country/wallis-and-futuna-234/#data_prevalence" xlink:type="simple">Wallis and Futuna</text:a></text:p>
          </table:table-cell>
          <table:table-cell table:style-name="ce3"/>
          <table:table-cell office:value-type="float" office:value="2019" calcext:value-type="float">
            <text:p>2019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66.7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73.7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70.40</text:p>
          </table:table-cell>
        </table:table-row>
        <table:table-row table:style-name="ro2">
          <table:table-cell office:value-type="string" calcext:value-type="string">
            <text:p><text:a xlink:href="https://data.worldobesity.org/country/yemen-236/#data_prevalence" xlink:type="simple">Yemen</text:a></text:p>
          </table:table-cell>
          <table:table-cell office:value-type="string" calcext:value-type="string">
            <text:p>Low incom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8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<text:a xlink:href="https://data.worldobesity.org/country/zambia-237/#data_prevalence" xlink:type="simple">Zambia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8-69</text:p>
          </table:table-cell>
          <table:table-cell office:value-type="string" calcext:value-type="string">
            <text:p>13.2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7.50</text:p>
          </table:table-cell>
        </table:table-row>
        <table:table-row table:style-name="ro3">
          <table:table-cell office:value-type="string" calcext:value-type="string">
            <text:p><text:a xlink:href="https://data.worldobesity.org/country/zimbabwe-238/#data_prevalence" xlink:type="simple">Zimbabwe</text:a></text:p>
          </table:table-cell>
          <table:table-cell office:value-type="string" calcext:value-type="string">
            <text:p>Lower-middle inco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15-4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7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6T12:28:51.595000000</meta:creation-date>
    <dc:date>2025-10-16T12:30:17.110000000</dc:date>
    <meta:editing-duration>PT1M26S</meta:editing-duration>
    <meta:editing-cycles>1</meta:editing-cycles>
    <meta:document-statistic meta:table-count="1" meta:cell-count="2717" meta:object-count="0"/>
    <meta:generator>LibreOffice/7.6.3.2$Windows_X86_64 LibreOffice_project/29d686fea9f6705b262d369fede658f824154cc0</meta:generator>
  </office:meta>
</office:document-meta>
</file>